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Таблица2" style:family="table">
      <style:table-properties style:width="18.209cm" fo:margin-left="0cm" fo:margin-right="-1.21cm" table:align="margins"/>
    </style:style>
    <style:style style:name="Таблица2.A" style:family="table-column">
      <style:table-column-properties style:column-width="0.841cm" style:rel-column-width="3028*"/>
    </style:style>
    <style:style style:name="Таблица2.B" style:family="table-column">
      <style:table-column-properties style:column-width="17.367cm" style:rel-column-width="62507*"/>
    </style:style>
    <style:style style:name="Таблица2.A1" style:family="table-cell">
      <style:table-cell-properties fo:padding="0.097cm" fo:border="none"/>
    </style:style>
    <style:style style:name="P1" style:family="paragraph" style:parent-style-name="Text_20_body">
      <style:paragraph-properties fo:margin-left="0cm" fo:margin-right="0cm" fo:margin-top="0cm" fo:margin-bottom="0cm" fo:text-align="end" style:justify-single-word="false" fo:text-indent="0cm" style:auto-text-indent="false" style:writing-mode="lr-tb"/>
      <style:text-properties fo:font-size="16pt" fo:language="ru" fo:country="RU"/>
    </style:style>
    <style:style style:name="P2" style:family="paragraph" style:parent-style-name="Text_20_body">
      <style:paragraph-properties fo:margin-left="0cm" fo:margin-right="0cm" fo:margin-top="5.715cm" fo:margin-bottom="0.423cm" fo:text-align="center" style:justify-single-word="false" fo:text-indent="0cm" style:auto-text-indent="false" style:writing-mode="lr-tb"/>
      <style:text-properties fo:font-size="26pt" fo:language="ru" fo:country="RU"/>
    </style:style>
    <style:style style:name="P3" style:family="paragraph" style:parent-style-name="Text_20_body">
      <style:paragraph-properties fo:margin-left="0cm" fo:margin-right="0cm" fo:margin-top="0cm" fo:margin-bottom="0.423cm" fo:text-align="center" style:justify-single-word="false" fo:text-indent="0cm" style:auto-text-indent="false" style:writing-mode="lr-tb"/>
      <style:text-properties fo:font-size="20pt" fo:language="ru" fo:country="RU"/>
    </style:style>
    <style:style style:name="P4" style:family="paragraph" style:parent-style-name="Text_20_body">
      <style:paragraph-properties fo:margin-left="0cm" fo:margin-right="0cm" fo:margin-top="0cm" fo:margin-bottom="0.423cm" fo:text-align="center" style:justify-single-word="false" fo:text-indent="0cm" style:auto-text-indent="false" style:writing-mode="lr-tb"/>
      <style:text-properties fo:font-size="18pt" fo:language="ru" fo:country="RU"/>
    </style:style>
    <style:style style:name="P5" style:family="paragraph" style:parent-style-name="Text_20_body">
      <style:paragraph-properties fo:margin-left="0cm" fo:margin-right="0cm" fo:margin-top="7.408cm" fo:margin-bottom="0.353cm" fo:text-align="end" style:justify-single-word="false" fo:text-indent="0cm" style:auto-text-indent="false" style:writing-mode="lr-tb"/>
      <style:text-properties fo:font-size="16pt" fo:language="ru" fo:country="RU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8pt" style:font-name-asian="Monospace" style:font-size-asian="8pt" style:font-name-complex="Monospace" style:font-size-complex="8pt"/>
    </style:style>
    <style:style style:name="P7" style:family="paragraph" style:parent-style-name="Text_20_body">
      <style:paragraph-properties fo:margin-left="0cm" fo:margin-right="0cm" fo:margin-top="3.551cm" fo:margin-bottom="0.42cm" fo:text-align="center" style:justify-single-word="false" fo:text-indent="0cm" style:auto-text-indent="false" style:writing-mode="lr-tb"/>
      <style:text-properties fo:font-size="16pt" fo:language="ru" fo:country="RU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text-properties style:font-name="Times New Roman" fo:font-size="12pt" style:font-size-asian="12pt" style:font-size-complex="12pt"/>
    </style:style>
    <style:style style:name="P11" style:family="paragraph" style:parent-style-name="Text_20_body">
      <style:paragraph-properties fo:text-align="start" style:justify-single-word="false"/>
      <style:text-properties style:font-name="DejaVu Sans" fo:font-size="14pt" style:font-size-asian="14pt" style:font-size-complex="14pt"/>
    </style:style>
    <style:style style:name="P12" style:family="paragraph" style:parent-style-name="Text_20_body" style:list-style-name="L1">
      <style:paragraph-properties fo:text-align="start" style:justify-single-word="false"/>
      <style:text-properties style:font-name="DejaVu Sans" fo:font-size="14pt" style:font-size-asian="14pt" style:font-size-complex="14pt"/>
    </style:style>
    <style:style style:name="P13" style:family="paragraph" style:parent-style-name="Text_20_body">
      <style:paragraph-properties fo:margin-top="0cm" fo:margin-bottom="0.21cm"/>
    </style:style>
    <style:style style:name="P14" style:family="paragraph" style:parent-style-name="Heading_20_1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1">
      <style:paragraph-properties fo:margin-top="6.219cm" fo:margin-bottom="0.21cm"/>
    </style:style>
    <style:style style:name="P17" style:family="paragraph" style:parent-style-name="Heading_20_1">
      <style:paragraph-properties fo:margin-top="2.221cm" fo:margin-bottom="0.21cm"/>
    </style:style>
    <style:style style:name="P18" style:family="paragraph" style:parent-style-name="Heading_20_1">
      <style:paragraph-properties fo:margin-top="0cm" fo:margin-bottom="0.21cm"/>
    </style:style>
    <style:style style:name="P19" style:family="paragraph" style:parent-style-name="Heading_20_1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0" style:family="paragraph" style:parent-style-name="Heading_20_1" style:list-style-name="">
      <style:paragraph-properties fo:margin-left="0cm" fo:margin-right="0cm" fo:text-align="start" style:justify-single-word="false" fo:text-indent="0cm" style:auto-text-indent="false" fo:break-before="pag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text-properties style:font-name="Times New Roman" fo:font-size="12pt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cm" fo:margin-right="0cm" fo:margin-top="0cm" fo:margin-bottom="0cm" fo:line-height="100%" fo:text-align="center" fo:text-indent="0cm"/>
    </style:style>
    <style:style style:name="P2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b 58%" style:text-overline-style="none" style:text-overline-color="font-color"/>
    </style:style>
    <style:style style:name="T2" style:family="text">
      <style:text-properties style:text-position="sub 58%" style:font-name="Times New Roman" style:text-overline-style="none" style:text-overline-color="font-color"/>
    </style:style>
    <style:style style:name="T3" style:family="text">
      <style:text-properties style:text-position="0% 100%" style:text-overline-style="none" style:text-overline-color="font-color"/>
    </style:style>
    <style:style style:name="T4" style:family="text">
      <style:text-properties style:text-position="0% 100%" style:font-name="Times New Roman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position="0% 100%" fo:font-style="normal" fo:text-shadow="none" style:text-underline-style="none" fo:font-weight="normal" style:letter-kerning="true" style:font-name-asian="DejaVu Sans Mono1" style:font-style-asian="normal" style:font-weight-asian="normal" style:font-name-complex="DejaVu Sans Mono1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fo:font-style="normal" fo:text-shadow="none" style:text-underline-style="none" style:letter-kerning="true" style:font-name-asian="DejaVu Sans Mono1" style:font-style-asian="normal" style:font-name-complex="DejaVu Sans Mono1" style:font-style-complex="normal" style:text-emphasize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sub 58%" fo:font-style="normal" fo:text-shadow="none" style:text-underline-style="none" fo:font-weight="normal" style:letter-kerning="true" style:font-name-asian="DejaVu Sans Mono1" style:font-style-asian="normal" style:font-weight-asian="normal" style:font-name-complex="DejaVu Sans Mono1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sub 58%" fo:font-style="normal" fo:text-shadow="none" style:text-underline-style="none" style:letter-kerning="true" style:font-name-asian="DejaVu Sans Mono1" style:font-style-asian="normal" style:font-name-complex="DejaVu Sans Mono1" style:font-style-complex="normal" style:text-emphasize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5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05cm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Лабораторная работа №8</text:p>
      <text:p text:style-name="P3">по курсу:</text:p>
      <text:p text:style-name="P3">«Параллельные и распределённые вычисления»</text:p>
      <text:p text:style-name="P4">тема: «MPI»</text:p>
      <text:p text:style-name="P5">Выполнил: студент группы ИВ-73</text:p>
      <text:p text:style-name="P1">НТУУ «КПИ» ФИВТ</text:p>
      <text:p text:style-name="P1">Пустовит Михаил</text:p>
      <text:p text:style-name="P7">Киев-2010</text:p>
      <text:h text:style-name="P14" text:outline-level="1"/>
      <text:h text:style-name="P15" text:outline-level="1">Техническое задание</text:h>
      <text:p text:style-name="P11">MA = MB + MC*MZ</text:p>
      <text:h text:style-name="P16" text:outline-level="1"><draw:g text:anchor-type="paragraph" draw:z-index="0" draw:style-name="gr1"><draw:custom-shape draw:style-name="gr2" draw:text-style-name="P26" draw:id="id1" svg:width="1.74cm" svg:height="1.412cm" svg:x="5.747cm" svg:y="1.1cm"><text:p/><draw:enhanced-geometry svg:viewBox="0 0 21600 21600" draw:type="rectangle" draw:enhanced-path="M 0 0 L 21600 0 21600 21600 0 21600 0 0 Z N"/></draw:custom-shape><draw:custom-shape draw:style-name="gr2" draw:text-style-name="P26" draw:id="id2" svg:width="1.738cm" svg:height="1.412cm" svg:x="8.183cm" svg:y="1.1cm"><text:p/><draw:enhanced-geometry svg:viewBox="0 0 21600 21600" draw:type="rectangle" draw:enhanced-path="M 0 0 L 21600 0 21600 21600 0 21600 0 0 Z N"/></draw:custom-shape><draw:custom-shape draw:style-name="gr2" draw:text-style-name="P26" draw:id="id3" svg:width="1.742cm" svg:height="1.412cm" svg:x="10.615cm" svg:y="1.1cm"><text:p/><draw:enhanced-geometry svg:viewBox="0 0 21600 21600" draw:type="rectangle" draw:enhanced-path="M 0 0 L 21600 0 21600 21600 0 21600 0 0 Z N"/></draw:custom-shape><draw:custom-shape draw:style-name="gr2" draw:text-style-name="P26" draw:id="id4" svg:width="1.74cm" svg:height="1.412cm" svg:x="5.747cm" svg:y="3.152cm"><text:p/><draw:enhanced-geometry svg:viewBox="0 0 21600 21600" draw:type="rectangle" draw:enhanced-path="M 0 0 L 21600 0 21600 21600 0 21600 0 0 Z N"/></draw:custom-shape><draw:custom-shape draw:style-name="gr2" draw:text-style-name="P26" draw:id="id5" svg:width="1.738cm" svg:height="1.412cm" svg:x="8.183cm" svg:y="3.152cm"><text:p/><draw:enhanced-geometry svg:viewBox="0 0 21600 21600" draw:type="rectangle" draw:enhanced-path="M 0 0 L 21600 0 21600 21600 0 21600 0 0 Z N"/></draw:custom-shape><draw:custom-shape draw:style-name="gr2" draw:text-style-name="P26" draw:id="id6" svg:width="1.742cm" svg:height="1.412cm" svg:x="10.615cm" svg:y="3.152cm"><text:p/><draw:enhanced-geometry svg:viewBox="0 0 21600 21600" draw:type="rectangle" draw:enhanced-path="M 0 0 L 21600 0 21600 21600 0 21600 0 0 Z N"/></draw:custom-shape><draw:connector draw:style-name="gr3" draw:text-style-name="P26" svg:x1="7.486cm" svg:y1="1.806cm" svg:x2="8.183cm" svg:y2="1.806cm" draw:start-shape="id1" draw:start-glue-point="1" draw:end-shape="id2" draw:end-glue-point="3" svg:d="m4244 1024h395"><text:p/></draw:connector><draw:connector draw:style-name="gr3" draw:text-style-name="P26" svg:x1="9.92cm" svg:y1="1.806cm" svg:x2="10.615cm" svg:y2="1.806cm" draw:start-shape="id2" draw:start-glue-point="1" draw:end-shape="id3" draw:end-glue-point="3" svg:d="m5624 1024h394"><text:p/></draw:connector><draw:connector draw:style-name="gr3" draw:text-style-name="P26" svg:x1="6.616cm" svg:y1="3.151cm" svg:x2="6.616cm" svg:y2="2.511cm" draw:start-shape="id4" draw:start-glue-point="0" draw:end-shape="id1" draw:end-glue-point="2" svg:d="m3751 1786v-363"><text:p/></draw:connector><draw:connector draw:style-name="gr3" draw:text-style-name="P26" svg:x1="9.051cm" svg:y1="3.151cm" svg:x2="9.051cm" svg:y2="2.511cm" draw:start-shape="id5" draw:start-glue-point="0" draw:end-shape="id2" draw:end-glue-point="2" svg:d="m5131 1786v-363"><text:p/></draw:connector><draw:connector draw:style-name="gr3" draw:text-style-name="P26" svg:x1="11.485cm" svg:y1="3.151cm" svg:x2="11.485cm" svg:y2="2.511cm" draw:start-shape="id6" draw:start-glue-point="0" draw:end-shape="id3" draw:end-glue-point="2" svg:d="m6511 1786v-363"><text:p/></draw:connector><draw:connector draw:style-name="gr3" draw:text-style-name="P26" svg:x1="10.615cm" svg:y1="3.857cm" svg:x2="9.92cm" svg:y2="3.857cm" draw:start-shape="id6" draw:start-glue-point="3" draw:end-shape="id5" draw:end-glue-point="1" svg:d="m6018 2186h-394"><text:p/></draw:connector><draw:connector draw:style-name="gr3" draw:text-style-name="P26" svg:x1="8.183cm" svg:y1="3.857cm" svg:x2="7.486cm" svg:y2="3.857cm" draw:start-shape="id5" draw:start-glue-point="3" draw:end-shape="id4" draw:end-glue-point="1" svg:d="m4639 2186h-395"><text:p/></draw:connector><draw:custom-shape draw:style-name="gr4" draw:text-style-name="P26" draw:id="id10" svg:width="1.437cm" svg:height="1.026cm" svg:x="2.75cm" svg:y="5.455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draw:style-name="gr5" draw:text-style-name="P28" svg:width="1.304cm" svg:height="1.999cm" svg:x="2.75cm" svg:y="6.567cm"><draw:text-box><text:p text:style-name="P27"><text:span text:style-name="T9">MA</text:span></text:p><text:p text:style-name="P27"><text:span text:style-name="T9">MC</text:span></text:p><text:p text:style-name="P27"><text:span text:style-name="T9"/></text:p></draw:text-box></draw:frame><draw:custom-shape draw:style-name="gr4" draw:text-style-name="P26" draw:id="id11" svg:width="1.437cm" svg:height="1.027cm" svg:x="14.106cm" svg:y="1.206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draw:style-name="gr6" draw:text-style-name="P28" svg:width="1.306cm" svg:height="1.417cm" svg:x="14.281cm" svg:y="-0.085cm"><draw:text-box><text:p text:style-name="P27"><text:span text:style-name="T9">MB</text:span></text:p><text:p text:style-name="P27"><text:span text:style-name="T9">MZ</text:span></text:p></draw:text-box></draw:frame><draw:custom-shape draw:style-name="gr2" draw:text-style-name="P26" draw:id="id7" svg:width="1.74cm" svg:height="1.41cm" svg:x="5.747cm" svg:y="5.205cm"><text:p/><draw:enhanced-geometry svg:viewBox="0 0 21600 21600" draw:type="rectangle" draw:enhanced-path="M 0 0 L 21600 0 21600 21600 0 21600 0 0 Z N"/></draw:custom-shape><draw:custom-shape draw:style-name="gr2" draw:text-style-name="P26" draw:id="id8" svg:width="1.738cm" svg:height="1.41cm" svg:x="8.183cm" svg:y="5.205cm"><text:p/><draw:enhanced-geometry svg:viewBox="0 0 21600 21600" draw:type="rectangle" draw:enhanced-path="M 0 0 L 21600 0 21600 21600 0 21600 0 0 Z N"/></draw:custom-shape><draw:custom-shape draw:style-name="gr2" draw:text-style-name="P26" draw:id="id9" svg:width="1.742cm" svg:height="1.41cm" svg:x="10.615cm" svg:y="5.205cm"><text:p/><draw:enhanced-geometry svg:viewBox="0 0 21600 21600" draw:type="rectangle" draw:enhanced-path="M 0 0 L 21600 0 21600 21600 0 21600 0 0 Z N"/></draw:custom-shape><draw:connector draw:style-name="gr3" draw:text-style-name="P26" svg:x1="6.616cm" svg:y1="5.205cm" svg:x2="6.616cm" svg:y2="4.563cm" draw:start-shape="id7" draw:start-glue-point="0" svg:d="m3751 2951v-364"><text:p/></draw:connector><draw:connector draw:style-name="gr3" draw:text-style-name="P26" svg:x1="9.051cm" svg:y1="5.205cm" svg:x2="9.051cm" svg:y2="4.563cm" draw:start-shape="id8" draw:start-glue-point="0" svg:d="m5131 2951v-364"><text:p/></draw:connector><draw:connector draw:style-name="gr3" draw:text-style-name="P26" svg:x1="11.485cm" svg:y1="5.205cm" svg:x2="11.486cm" svg:y2="4.563cm" draw:start-shape="id9" draw:start-glue-point="0" svg:d="m6511 2951v-324h1v-40"><text:p/></draw:connector><draw:connector draw:style-name="gr3" draw:text-style-name="P26" svg:x1="10.615cm" svg:y1="5.909cm" svg:x2="9.92cm" svg:y2="5.909cm" draw:start-shape="id9" draw:start-glue-point="3" draw:end-shape="id8" draw:end-glue-point="1" svg:d="m6018 3350h-394"><text:p/></draw:connector><draw:connector draw:style-name="gr3" draw:text-style-name="P26" svg:x1="8.183cm" svg:y1="5.909cm" svg:x2="7.486cm" svg:y2="5.909cm" draw:start-shape="id8" draw:start-glue-point="3" draw:end-shape="id7" draw:end-glue-point="1" svg:d="m4639 3350h-395"><text:p/></draw:connector><draw:connector draw:style-name="gr3" draw:text-style-name="P26" draw:type="curve" svg:x1="4.186cm" svg:y1="5.969cm" svg:x2="5.747cm" svg:y2="5.909cm" draw:start-shape="id10" draw:start-glue-point="8" draw:end-shape="id7" draw:end-glue-point="3" svg:d="m2373 3384c664 0 222-34 885-34"><text:p/></draw:connector><draw:connector draw:style-name="gr3" draw:text-style-name="P26" draw:type="curve" svg:x1="12.356cm" svg:y1="1.805cm" svg:x2="14.106cm" svg:y2="1.719cm" draw:start-shape="id3" draw:start-glue-point="1" draw:end-shape="id11" draw:end-glue-point="6" svg:d="m7005 1023c744 0 248-49 992-49"><text:p/></draw:connector></draw:g></text:h>
      <text:h text:style-name="P17" text:outline-level="1">Этап 1. Построение параллельного алгоритма</text:h>
      <text:p text:style-name="Text_20_body">Вычисление данного матричного уравнения можно разбить на этапы:</text:p>
      <text:list xml:id="list1683562977" text:style-name="L1">
        <text:list-header>
          <text:p text:style-name="P12"><text:span text:style-name="T3">MA</text:span><text:span text:style-name="T1">H</text:span><text:span text:style-name="T3"> = MB</text:span><text:span text:style-name="T1">H</text:span><text:span text:style-name="T3"> + MC</text:span><text:span text:style-name="T1">H</text:span><text:span text:style-name="T3">*MZ</text:span></text:p>
        </text:list-header>
      </text:list>
      <text:h text:style-name="P18" text:outline-level="1">Этап 2. Разработка алгоритмов процессов (задач) </text:h>
      <text:p text:style-name="P13">Введем новое обозначение: R — количество процессоров в ребре решетки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</table:table-row>
        <table:table-row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>Задача нижней линейки</text:p>
          </table:table-cell>
        </table:table-row>
        <table:table-row>
          <table:table-cell table:style-name="Таблица2.A1" office:value-type="string">
            <text:p text:style-name="P9">1.</text:p>
          </table:table-cell>
          <table:table-cell table:style-name="Таблица2.A1" office:value-type="string">
            <text:p text:style-name="P10"><text:span text:style-name="T5">Если задача самая левая - ввести MC, иначе принять MC</text:span><text:span text:style-name="T7">XH </text:span><text:span text:style-name="T5"><text:s/>от соседа слева (с рангом rank - 1)</text:span></text:p>
          </table:table-cell>
        </table:table-row>
        <table:table-row>
          <table:table-cell table:style-name="Таблица2.A1" office:value-type="string">
            <text:p text:style-name="P9">2.</text:p>
          </table:table-cell>
          <table:table-cell table:style-name="Таблица2.A1" office:value-type="string">
            <text:p text:style-name="P10"><text:span text:style-name="T5">Передать MC</text:span><text:span text:style-name="T7">(X-1)H </text:span><text:span text:style-name="T5">соседу справа по нижней горизонтальной линейке (с рангом rank + 1), если задача не самая правая (rank = R*R - 1)</text:span></text:p>
          </table:table-cell>
        </table:table-row>
        <table:table-row>
          <table:table-cell table:style-name="Таблица2.A1" office:value-type="string">
            <text:p text:style-name="P9">3.</text:p>
          </table:table-cell>
          <table:table-cell table:style-name="Таблица2.A1" office:value-type="string">
            <text:p text:style-name="P10"><text:span text:style-name="T5">Передать MC</text:span><text:span text:style-name="T7">(R-1)H </text:span><text:span text:style-name="T5">верхнему соседу (с рангом rank - R)</text:span></text:p>
          </table:table-cell>
        </table:table-row>
        <table:table-row>
          <table:table-cell table:style-name="Таблица2.A1" office:value-type="string">
            <text:p text:style-name="P9">4.</text:p>
          </table:table-cell>
          <table:table-cell table:style-name="Таблица2.A1" office:value-type="string">
            <text:p text:style-name="P10"><text:span text:style-name="T3">Принять <text:s/></text:span><text:span text:style-name="T5">MC</text:span><text:span text:style-name="T7">H </text:span><text:span text:style-name="T3">и </text:span><text:span text:style-name="T5">MB</text:span><text:span text:style-name="T7">H</text:span><text:span text:style-name="T3"> от соседа сверху (с рангом rank - R)</text:span></text:p>
          </table:table-cell>
        </table:table-row>
        <table:table-row>
          <table:table-cell table:style-name="Таблица2.A1" office:value-type="string">
            <text:p text:style-name="P9">5.</text:p>
          </table:table-cell>
          <table:table-cell table:style-name="Таблица2.A1" office:value-type="string">
            <text:p text:style-name="P10">Счет <text:span text:style-name="T4">MA</text:span><text:span text:style-name="T2">H</text:span><text:span text:style-name="T4"> = MB</text:span><text:span text:style-name="T2">H</text:span><text:span text:style-name="T4"> + MC</text:span><text:span text:style-name="T2">H</text:span><text:span text:style-name="T4">*MZ</text:span></text:p>
          </table:table-cell>
        </table:table-row>
        <table:table-row>
          <table:table-cell table:style-name="Таблица2.A1" office:value-type="string">
            <text:p text:style-name="P9">6.</text:p>
          </table:table-cell>
          <table:table-cell table:style-name="Таблица2.A1" office:value-type="string">
            <text:p text:style-name="P10">Принять от соседа слева (rank + 1) результат вычисления <text:s/><text:span text:style-name="T4">MA</text:span><text:span text:style-name="T2">XH</text:span></text:p>
          </table:table-cell>
        </table:table-row>
        <table:table-row>
          <table:table-cell table:style-name="Таблица2.A1" office:value-type="string">
            <text:p text:style-name="P9">7.</text:p>
          </table:table-cell>
          <table:table-cell table:style-name="Таблица2.A1" office:value-type="string">
            <text:p text:style-name="P10">Принять от соседа сверху (rank - R) результат вычисления <text:s/><text:span text:style-name="T4">MA</text:span><text:span text:style-name="T2">(R-1)H</text:span></text:p>
          </table:table-cell>
        </table:table-row>
        <table:table-row>
          <table:table-cell table:style-name="Таблица2.A1" office:value-type="string">
            <text:p text:style-name="P9">8.</text:p>
          </table:table-cell>
          <table:table-cell table:style-name="Таблица2.A1" office:value-type="string">
            <text:p text:style-name="P10">Слияние принятых результатов вычислений и передача их левому соседу (rank — 1), если задача самая левая — вывод MA </text:p>
          </table:table-cell>
        </table:table-row>
        <table:table-row>
          <table:table-cell table:style-name="Таблица2.A1" office:value-type="string">
            <text:p text:style-name="P9"/>
          </table:table-cell>
          <table:table-cell table:style-name="Таблица2.A1" office:value-type="string">
            <text:p text:style-name="P10"/>
          </table:table-cell>
        </table:table-row>
        <table:table-row>
          <table:table-cell table:style-name="Таблица2.A1" office:value-type="string">
            <text:p text:style-name="P9"/>
          </table:table-cell>
          <table:table-cell table:style-name="Таблица2.A1" office:value-type="string">
            <text:p text:style-name="P10"/>
          </table:table-cell>
        </table:table-row>
        <table:table-row>
          <table:table-cell table:style-name="Таблица2.A1" office:value-type="string">
            <text:p text:style-name="P9"/>
          </table:table-cell>
          <table:table-cell table:style-name="Таблица2.A1" office:value-type="string">
            <text:p text:style-name="P10"/>
          </table:table-cell>
        </table:table-row>
        <table:table-row>
          <table:table-cell table:style-name="Таблица2.A1" office:value-type="string">
            <text:p text:style-name="P9"/>
          </table:table-cell>
          <table:table-cell table:style-name="Таблица2.A1" office:value-type="string">
            <text:p text:style-name="P10"/>
          </table:table-cell>
        </table:table-row>
        <table:table-row>
          <table:table-cell table:style-name="Таблица2.A1" office:value-type="string">
            <text:p text:style-name="P9"/>
          </table:table-cell>
          <table:table-cell table:style-name="Таблица2.A1" office:value-type="string">
            <text:p text:style-name="P10"/>
          </table:table-cell>
        </table:table-row>
        <text:soft-page-break/>
        <table:table-row>
          <table:table-cell table:style-name="Таблица2.A1" office:value-type="string">
            <text:p text:style-name="P9"/>
          </table:table-cell>
          <table:table-cell table:style-name="Таблица2.A1" office:value-type="string">
            <text:p text:style-name="P23">Задача верхней линейки</text:p>
          </table:table-cell>
        </table:table-row>
        <table:table-row>
          <table:table-cell table:style-name="Таблица2.A1" office:value-type="string">
            <text:p text:style-name="P9">1.</text:p>
          </table:table-cell>
          <table:table-cell table:style-name="Таблица2.A1" office:value-type="string">
            <text:p text:style-name="P24">Если задача самая правая — ввести MB, MZ, иначе получить <text:span text:style-name="T6">MB</text:span><text:span text:style-name="T8">XH </text:span><text:s/>и <text:span text:style-name="T6">MZ</text:span><text:span text:style-name="T8">XH </text:span><text:s/>от правого соседа</text:p>
          </table:table-cell>
        </table:table-row>
        <table:table-row>
          <table:table-cell table:style-name="Таблица2.A1" office:value-type="string">
            <text:p text:style-name="P9">2.</text:p>
          </table:table-cell>
          <table:table-cell table:style-name="Таблица2.A1" office:value-type="string">
            <text:p text:style-name="P24"><text:span text:style-name="T6">Передать MB</text:span><text:span text:style-name="T8">(X-1)H <text:s/></text:span><text:span text:style-name="T6">и</text:span><text:span text:style-name="T8"> </text:span><text:span text:style-name="T6">MZ</text:span><text:span text:style-name="T8">(X-1)H </text:span><text:span text:style-name="T6">соседу слева по верхней горизонтальной линейке (с рангом rank + 1), если задача не самая левая (rank &gt; 0)</text:span></text:p>
          </table:table-cell>
        </table:table-row>
        <table:table-row>
          <table:table-cell table:style-name="Таблица2.A1" office:value-type="string">
            <text:p text:style-name="P9">3.</text:p>
          </table:table-cell>
          <table:table-cell table:style-name="Таблица2.A1" office:value-type="string">
            <text:p text:style-name="P24"><text:span text:style-name="T6">Передать MB</text:span><text:span text:style-name="T8">(R-1)H <text:s/></text:span><text:span text:style-name="T6">и</text:span><text:span text:style-name="T8"> </text:span><text:span text:style-name="T6">MZ</text:span><text:span text:style-name="T8">(R-1)H </text:span><text:span text:style-name="T6">соседу снизу (с рангом rank + R)</text:span></text:p>
          </table:table-cell>
        </table:table-row>
        <table:table-row>
          <table:table-cell table:style-name="Таблица2.A1" office:value-type="string">
            <text:p text:style-name="P9">4.</text:p>
          </table:table-cell>
          <table:table-cell table:style-name="Таблица2.A1" office:value-type="string">
            <text:p text:style-name="P10"><text:span text:style-name="T3">Принять <text:s/></text:span><text:span text:style-name="T5">MB</text:span><text:span text:style-name="T7">H </text:span><text:span text:style-name="T3">от соседа снизу (с рангом rank + R)</text:span></text:p>
          </table:table-cell>
        </table:table-row>
        <table:table-row>
          <table:table-cell table:style-name="Таблица2.A1" office:value-type="string">
            <text:p text:style-name="P9">5.</text:p>
          </table:table-cell>
          <table:table-cell table:style-name="Таблица2.A1" office:value-type="string">
            <text:p text:style-name="P24">Счет <text:span text:style-name="T4">MA</text:span><text:span text:style-name="T2">H</text:span><text:span text:style-name="T4"> = MB</text:span><text:span text:style-name="T2">H</text:span><text:span text:style-name="T4"> + MC</text:span><text:span text:style-name="T2">H</text:span><text:span text:style-name="T4">*MZ</text:span></text:p>
          </table:table-cell>
        </table:table-row>
        <table:table-row>
          <table:table-cell table:style-name="Таблица2.A1" office:value-type="string">
            <text:p text:style-name="P9">6.</text:p>
          </table:table-cell>
          <table:table-cell table:style-name="Таблица2.A1" office:value-type="string">
            <text:p text:style-name="P24">Передать результат вычислений <text:s/><text:span text:style-name="T4">MA</text:span><text:span text:style-name="T2">H <text:s/></text:span>соседу снизу (с рангом rank + R)</text:p>
          </table:table-cell>
        </table:table-row>
        <table:table-row>
          <table:table-cell table:style-name="Таблица2.A1" office:value-type="string">
            <text:p text:style-name="P9"/>
          </table:table-cell>
          <table:table-cell table:style-name="Таблица2.A1" office:value-type="string">
            <text:p text:style-name="P23">Задача промежуточной линейки</text:p>
          </table:table-cell>
        </table:table-row>
        <table:table-row>
          <table:table-cell table:style-name="Таблица2.A1" office:value-type="string">
            <text:p text:style-name="P9">1.</text:p>
          </table:table-cell>
          <table:table-cell table:style-name="Таблица2.A1" office:value-type="string">
            <text:p text:style-name="P24">Принять <text:s/><text:span text:style-name="T6">MB</text:span><text:span text:style-name="T8">XH <text:s/></text:span><text:span text:style-name="T6">и</text:span><text:span text:style-name="T8"> </text:span><text:span text:style-name="T6">MZ</text:span><text:span text:style-name="T8">XH <text:s/></text:span>от соседа сверху (с рангом rank - R)</text:p>
          </table:table-cell>
        </table:table-row>
        <table:table-row>
          <table:table-cell table:style-name="Таблица2.A1" office:value-type="string">
            <text:p text:style-name="P9">2.</text:p>
          </table:table-cell>
          <table:table-cell table:style-name="Таблица2.A1" office:value-type="string">
            <text:p text:style-name="P24">Передать <text:span text:style-name="T6">MB</text:span><text:span text:style-name="T8">(X-1)H <text:s/></text:span><text:span text:style-name="T6">и</text:span><text:span text:style-name="T8"> </text:span><text:span text:style-name="T6">MZ</text:span><text:span text:style-name="T8">(X-1)H</text:span> соседу снизу (с рангом rank + R)</text:p>
          </table:table-cell>
        </table:table-row>
        <table:table-row>
          <table:table-cell table:style-name="Таблица2.A1" office:value-type="string">
            <text:p text:style-name="P9">3.</text:p>
          </table:table-cell>
          <table:table-cell table:style-name="Таблица2.A1" office:value-type="string">
            <text:p text:style-name="P24">Принять <text:span text:style-name="T6">MC</text:span><text:span text:style-name="T8">XH</text:span> от соседа снизу (с рангом rank + R)</text:p>
          </table:table-cell>
        </table:table-row>
        <table:table-row>
          <table:table-cell table:style-name="Таблица2.A1" office:value-type="string">
            <text:p text:style-name="P9">4.</text:p>
          </table:table-cell>
          <table:table-cell table:style-name="Таблица2.A1" office:value-type="string">
            <text:p text:style-name="P24">Передать <text:span text:style-name="T6">MC</text:span><text:span text:style-name="T8">(X-1)H</text:span> соседу сверху (с рангом rank — R)</text:p>
          </table:table-cell>
        </table:table-row>
        <table:table-row>
          <table:table-cell table:style-name="Таблица2.A1" office:value-type="string">
            <text:p text:style-name="P9">5.</text:p>
          </table:table-cell>
          <table:table-cell table:style-name="Таблица2.A1" office:value-type="string">
            <text:p text:style-name="P24">Счет <text:span text:style-name="T4">MA</text:span><text:span text:style-name="T2">H</text:span><text:span text:style-name="T4"> = MB</text:span><text:span text:style-name="T2">H</text:span><text:span text:style-name="T4"> + MC</text:span><text:span text:style-name="T2">H</text:span><text:span text:style-name="T4">*MZ</text:span></text:p>
          </table:table-cell>
        </table:table-row>
        <table:table-row>
          <table:table-cell table:style-name="Таблица2.A1" office:value-type="string">
            <text:p text:style-name="P9">6.</text:p>
          </table:table-cell>
          <table:table-cell table:style-name="Таблица2.A1" office:value-type="string">
            <text:p text:style-name="P24">Принять результат вычислений <text:span text:style-name="T6">MA</text:span><text:span text:style-name="T8">XH</text:span> от соседа сверху (с рангом rank — R)</text:p>
          </table:table-cell>
        </table:table-row>
        <table:table-row>
          <table:table-cell table:style-name="Таблица2.A1" office:value-type="string">
            <text:p text:style-name="P9">7.</text:p>
          </table:table-cell>
          <table:table-cell table:style-name="Таблица2.A1" office:value-type="string">
            <text:p text:style-name="P24">Слияние со своим результатом <text:s/><text:span text:style-name="T6">MA</text:span><text:span text:style-name="T8">H</text:span></text:p>
          </table:table-cell>
        </table:table-row>
        <table:table-row>
          <table:table-cell table:style-name="Таблица2.A1" office:value-type="string">
            <text:p text:style-name="P9">8.</text:p>
          </table:table-cell>
          <table:table-cell table:style-name="Таблица2.A1" office:value-type="string">
            <text:p text:style-name="P24">Передача результата <text:s/><text:span text:style-name="T6">MA</text:span><text:span text:style-name="T8">(X+1)H </text:span><text:span text:style-name="T6">соседу снизу</text:span></text:p>
          </table:table-cell>
        </table:table-row>
      </table:table>
      <text:h text:style-name="P19" text:outline-level="1"/>
      <text:h text:style-name="P20" text:outline-level="1">Этап 4. Программа</text:h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288cm" draw:dots2="1" draw:dots2-length="0.288cm" draw:distance="0.288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9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_3f__3f__3f__3f__3f__3f__3f__7e_LT_7e_Gliederung_20_1" style:display-name="???????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" fo:font-size="31.5pt" fo:font-style="normal" fo:text-shadow="none" style:text-underline-style="none" fo:font-weight="normal" style:letter-kerning="true" style:font-name-asian="DejaVu Sans" style:font-size-asian="31.5pt" style:font-style-asian="normal" style:font-weight-asian="normal" style:font-name-complex="DejaVu Sans" style:font-size-complex="31.5pt" style:font-style-complex="normal" style:font-weight-complex="normal" style:text-emphasize="none" style:text-overline-style="none" style:text-overline-color="font-color"/>
    </style:style>
    <style:style style:name="_3f__3f__3f__3f__3f__3f__3f__7e_LT_7e_Gliederung_20_2" style:display-name="???????~LT~Gliederung 2" style:family="paragraph" style:parent-style-name="_3f__3f__3f__3f__3f__3f__3f__7e_LT_7e_Gliederung_20_1">
      <style:paragraph-properties fo:margin-top="0cm" fo:margin-bottom="0.4cm"/>
      <style:text-properties fo:font-size="28pt" style:font-size-asian="28pt" style:font-size-complex="28pt"/>
    </style:style>
    <style:style style:name="_3f__3f__3f__3f__3f__3f__3f__7e_LT_7e_Gliederung_20_3" style:display-name="???????~LT~Gliederung 3" style:family="paragraph" style:parent-style-name="_3f__3f__3f__3f__3f__3f__3f__7e_LT_7e_Gliederung_20_2">
      <style:paragraph-properties fo:margin-top="0cm" fo:margin-bottom="0.3cm"/>
      <style:text-properties fo:font-size="24pt" style:font-size-asian="24pt" style:font-size-complex="24pt"/>
    </style:style>
    <style:style style:name="_3f__3f__3f__3f__3f__3f__3f__7e_LT_7e_Gliederung_20_4" style:display-name="???????~LT~Gliederung 4" style:family="paragraph" style:parent-style-name="_3f__3f__3f__3f__3f__3f__3f__7e_LT_7e_Gliederung_20_3">
      <style:paragraph-properties fo:margin-top="0cm" fo:margin-bottom="0.199cm"/>
      <style:text-properties fo:font-size="20pt" style:font-size-asian="20pt" style:font-size-complex="20pt"/>
    </style:style>
    <style:style style:name="_3f__3f__3f__3f__3f__3f__3f__7e_LT_7e_Gliederung_20_5" style:display-name="???????~LT~Gliederung 5" style:family="paragraph" style:parent-style-name="_3f__3f__3f__3f__3f__3f__3f__7e_LT_7e_Gliederung_20_4">
      <style:paragraph-properties fo:margin-top="0cm" fo:margin-bottom="0.101cm"/>
    </style:style>
    <style:style style:name="_3f__3f__3f__3f__3f__3f__3f__7e_LT_7e_Gliederung_20_6" style:display-name="???????~LT~Gliederung 6" style:family="paragraph" style:parent-style-name="_3f__3f__3f__3f__3f__3f__3f__7e_LT_7e_Gliederung_20_5"/>
    <style:style style:name="_3f__3f__3f__3f__3f__3f__3f__7e_LT_7e_Gliederung_20_7" style:display-name="???????~LT~Gliederung 7" style:family="paragraph" style:parent-style-name="_3f__3f__3f__3f__3f__3f__3f__7e_LT_7e_Gliederung_20_6"/>
    <style:style style:name="_3f__3f__3f__3f__3f__3f__3f__7e_LT_7e_Gliederung_20_8" style:display-name="???????~LT~Gliederung 8" style:family="paragraph" style:parent-style-name="_3f__3f__3f__3f__3f__3f__3f__7e_LT_7e_Gliederung_20_7"/>
    <style:style style:name="_3f__3f__3f__3f__3f__3f__3f__7e_LT_7e_Gliederung_20_9" style:display-name="???????~LT~Gliederung 9" style:family="paragraph" style:parent-style-name="_3f__3f__3f__3f__3f__3f__3f__7e_LT_7e_Gliederung_20_8"/>
    <style:style style:name="_3f__3f__3f__3f__3f__3f__3f__7e_LT_7e_Titel" style:display-name="???????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7e_LT_7e_Untertitel" style:display-name="???????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7e_LT_7e_Notizen" style:display-name="???????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7e_LT_7e_Hintergrundobjekte" style:display-name="???????~LT~Hintergrundobjekte" style:family="paragraph">
      <style:paragraph-properties style:text-autospace="none"/>
      <style:text-properties style:letter-kerning="true"/>
    </style:style>
    <style:style style:name="_3f__3f__3f__3f__3f__3f__3f__7e_LT_7e_Hintergrund" style:display-name="???????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text-overline-style="none" style:text-overline-color="font-color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WW-_3f__3f__3f__3f__3f__3f__3f__3f__3f__20_11" style:display-name="WW-????????? 1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" fo:font-size="31.5pt" fo:font-style="normal" fo:text-shadow="none" style:text-underline-style="none" fo:font-weight="normal" style:letter-kerning="true" style:font-name-asian="DejaVu Sans" style:font-size-asian="31.5pt" style:font-style-asian="normal" style:font-weight-asian="normal" style:font-name-complex="DejaVu Sans" style:font-size-complex="31.5pt" style:font-style-complex="normal" style:font-weight-complex="normal" style:text-emphasize="none" style:text-overline-style="none" style:text-overline-color="font-color"/>
    </style:style>
    <style:style style:name="WW-_3f__3f__3f__3f__3f__3f__3f__3f__3f__20_21" style:display-name="WW-????????? 21" style:family="paragraph" style:parent-style-name="WW-_3f__3f__3f__3f__3f__3f__3f__3f__3f__20_11">
      <style:paragraph-properties fo:margin-top="0cm" fo:margin-bottom="0.4cm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top="0cm" fo:margin-bottom="0.3cm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cm" fo:margin-bottom="0.199cm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cm" fo:margin-bottom="0.101cm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Numbering_20_Symbols" style:display-name="Numbering Symbols" style:family="paragraph">
      <style:paragraph-properties style:text-autospace="none"/>
      <style:text-properties fo:font-size="12pt" style:font-size-asian="12pt" style:font-size-complex="12pt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WW-_3f__3f__3f__3f__3f__3f__3f__3f__3f__20_1123" style:display-name="WW-????????? 1123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" fo:font-size="31.5pt" fo:font-style="normal" fo:text-shadow="none" style:text-underline-style="none" fo:font-weight="normal" style:letter-kerning="true" style:font-name-asian="DejaVu Sans" style:font-size-asian="31.5pt" style:font-style-asian="normal" style:font-weight-asian="normal" style:font-name-complex="DejaVu Sans" style:font-size-complex="31.5pt" style:font-style-complex="normal" style:font-weight-complex="normal" style:text-emphasize="none" style:text-overline-style="none" style:text-overline-color="font-color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top="0cm" fo:margin-bottom="0.4cm"/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WW-_3f__3f__3f__3f__3f__3f__3f__3f__3f__20_112345" style:display-name="WW-????????? 112345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" fo:font-size="31.5pt" fo:font-style="normal" fo:text-shadow="none" style:text-underline-style="none" fo:font-weight="normal" style:letter-kerning="true" style:font-name-asian="DejaVu Sans" style:font-size-asian="31.5pt" style:font-style-asian="normal" style:font-weight-asian="normal" style:font-name-complex="DejaVu Sans" style:font-size-complex="31.5pt" style:font-style-complex="normal" style:font-weight-complex="normal" style:text-emphasize="none" style:text-overline-style="none" style:text-overline-color="font-color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-top="0cm" fo:margin-bottom="0.4cm"/>
      <style:text-properties fo:font-size="28pt" style:font-size-asian="28pt" style:font-size-complex="28pt"/>
    </style:style>
    <style:style style:name="WW-_3f__3f__3f__3f__3f__3f__3f__3f__3f_123456" style:display-name="WW-?????????123456" style:family="paragraph" style:parent-style-name="_3f__3f__3f__3f__3f__3f__3f_">
      <style:paragraph-properties fo:margin-top="0.42cm" fo:margin-bottom="0.21cm"/>
    </style:style>
    <style:style style:name="WW-_3f__3f__3f__3f__3f__3f__3f__3f__3f__20_1123456" style:display-name="WW-????????? 1123456" style:family="paragraph" style:parent-style-name="_3f__3f__3f__3f__3f__3f__3f_">
      <style:paragraph-properties fo:margin-top="0.42cm" fo:margin-bottom="0.21cm"/>
    </style:style>
    <style:style style:name="WW-_3f__3f__3f__3f__3f__3f__3f__3f__3f__20_2123456" style:display-name="WW-????????? 2123456" style:family="paragraph" style:parent-style-name="_3f__3f__3f__3f__3f__3f__3f_">
      <style:paragraph-properties fo:margin-top="0.42cm" fo:margin-bottom="0.21cm"/>
    </style:style>
    <style:style style:name="WW-_3f__3f__3f__3f__3f__3f__3f__3f__3f_1234567" style:display-name="WW-?????????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WW-_3f__3f__3f__3f__3f__3f__3f__3f__3f__20_11234567" style:display-name="WW-????????? 11234567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" fo:font-size="31.5pt" fo:font-style="normal" fo:text-shadow="none" style:text-underline-style="none" fo:font-weight="normal" style:letter-kerning="true" style:font-name-asian="DejaVu Sans" style:font-size-asian="31.5pt" style:font-style-asian="normal" style:font-weight-asian="normal" style:font-name-complex="DejaVu Sans" style:font-size-complex="31.5pt" style:font-style-complex="normal" style:font-weight-complex="normal" style:text-emphasize="none" style:text-overline-style="none" style:text-overline-color="font-color"/>
    </style:style>
    <style:style style:name="WW-_3f__3f__3f__3f__3f__3f__3f__3f__3f__20_21234567" style:display-name="WW-????????? 21234567" style:family="paragraph" style:parent-style-name="WW-_3f__3f__3f__3f__3f__3f__3f__3f__3f__20_11234567">
      <style:paragraph-properties fo:margin-top="0cm" fo:margin-bottom="0.4cm"/>
      <style:text-properties fo:font-size="28pt" style:font-size-asian="28pt" style:font-size-complex="28pt"/>
    </style:style>
    <style:style style:name="WW-_3f__3f__3f__3f__3f__3f__3f__3f__3f_12345678" style:display-name="WW-?????????12345678" style:family="paragraph" style:parent-style-name="_3f__3f__3f__3f__3f__3f__3f_">
      <style:paragraph-properties fo:margin-top="0.42cm" fo:margin-bottom="0.21cm"/>
    </style:style>
    <style:style style:name="WW-_3f__3f__3f__3f__3f__3f__3f__3f__3f__20_112345678" style:display-name="WW-????????? 112345678" style:family="paragraph" style:parent-style-name="_3f__3f__3f__3f__3f__3f__3f_">
      <style:paragraph-properties fo:margin-top="0.42cm" fo:margin-bottom="0.21cm"/>
    </style:style>
    <style:style style:name="WW-_3f__3f__3f__3f__3f__3f__3f__3f__3f__20_212345678" style:display-name="WW-????????? 212345678" style:family="paragraph" style:parent-style-name="_3f__3f__3f__3f__3f__3f__3f_">
      <style:paragraph-properties fo:margin-top="0.42cm" fo:margin-bottom="0.21cm"/>
    </style:style>
    <style:style style:name="WW-_3f__3f__3f__3f__3f__3f__3f__3f__3f_123456789" style:display-name="WW-?????????123456789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WW-_3f__3f__3f__3f__3f__3f__3f__3f__3f__20_1123456789" style:display-name="WW-????????? 1123456789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" fo:font-size="31.5pt" fo:font-style="normal" fo:text-shadow="none" style:text-underline-style="none" fo:font-weight="normal" style:letter-kerning="true" style:font-name-asian="DejaVu Sans" style:font-size-asian="31.5pt" style:font-style-asian="normal" style:font-weight-asian="normal" style:font-name-complex="DejaVu Sans" style:font-size-complex="31.5pt" style:font-style-complex="normal" style:font-weight-complex="normal" style:text-emphasize="none" style:text-overline-style="none" style:text-overline-color="font-color"/>
    </style:style>
    <style:style style:name="WW-_3f__3f__3f__3f__3f__3f__3f__3f__3f__20_2123456789" style:display-name="WW-????????? 2123456789" style:family="paragraph" style:parent-style-name="WW-_3f__3f__3f__3f__3f__3f__3f__3f__3f__20_1123456789">
      <style:paragraph-properties fo:margin-top="0cm" fo:margin-bottom="0.4cm"/>
      <style:text-properties fo:font-size="28pt" style:font-size-asian="28pt" style:font-size-complex="2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732cm" fo:margin-bottom="1.60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16T22:42:36</meta:creation-date>
    <dc:date>2010-04-17T13:51:52</dc:date>
    <meta:editing-duration>PT83H52M50S</meta:editing-duration>
    <meta:editing-cycles>105</meta:editing-cycles>
    <meta:generator>OpenOffice.org/3.2$Linux OpenOffice.org_project/320m12$Build-9483</meta:generator>
    <dc:creator>Pustovit Michael</dc:creator>
    <meta:printed-by>Pustovit Michael</meta:printed-by>
    <meta:print-date>2010-03-30T17:51:25</meta:print-date>
    <meta:document-statistic meta:table-count="1" meta:image-count="0" meta:object-count="0" meta:page-count="4" meta:paragraph-count="63" meta:word-count="351" meta:character-count="1965"/>
  </office:meta>
</office:document-meta>
</file>